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automatic-styles/>
  <office:body>
    <office:spreadsheet>
      <table:table table:name="Sheet1">
        <table:table-row>
          <table:table-cell table:style-name="pd1" office:value-type="string" office:value="Nome do produto">
            <text:p>Nome do produto</text:p>
          </table:table-cell>
          <table:table-cell table:style-name="pd1" office:value-type="string" office:value="Preço do produto">
            <text:p>Preço do produto</text:p>
          </table:table-cell>
          <table:table-cell table:style-name="pd1" office:value-type="string" office:value="Nível de estrelas">
            <text:p>Nível de estrelas</text:p>
          </table:table-cell>
          <table:table-cell table:style-name="pd1" office:value-type="string" office:value="Número total de avaliações">
            <text:p>Número total de avaliações</text:p>
          </table:table-cell>
          <table:table-cell table:style-name="pd1" office:value-type="string" office:value="Número total de comentários">
            <text:p>Número total de comentários</text:p>
          </table:table-cell>
        </table:table-row>
        <table:table-row>
          <table:table-cell office:value-type="string" office:value="Colchão Queen Molas Ensacadas com Pillow Top Extra Conforto 158x198x38cm - Premium Sleep - BF Colchões">
            <text:p>Colchão Queen Molas Ensacadas com Pillow Top Extra Conforto 158x198x38cm - Premium Sleep - BF Colchões</text:p>
          </table:table-cell>
          <table:table-cell office:value-type="string" office:value="R$ 1.840,10">
            <text:p>R$ 1.840,10</text:p>
          </table:table-cell>
          <table:table-cell office:value-type="string" office:value="4.5">
            <text:p>4.5</text:p>
          </table:table-cell>
          <table:table-cell office:value-type="string" office:value="39">
            <text:p>39</text:p>
          </table:table-cell>
          <table:table-cell office:value-type="string" office:value="27">
            <text:p>27</text:p>
          </table:table-cell>
        </table:table-row>
        <table:table-row>
          <table:table-cell office:value-type="string" office:value="Apple iPhone 13 128GB Estelar Tela 6,1” 12MP">
            <text:p>Apple iPhone 13 128GB Estelar Tela 6,1” 12MP</text:p>
          </table:table-cell>
          <table:table-cell office:value-type="string" office:value="R$ 3.848,99">
            <text:p>R$ 3.848,99</text:p>
          </table:table-cell>
          <table:table-cell office:value-type="string" office:value="4.8">
            <text:p>4.8</text:p>
          </table:table-cell>
          <table:table-cell office:value-type="string" office:value="12007">
            <text:p>12007</text:p>
          </table:table-cell>
          <table:table-cell office:value-type="string" office:value="4220">
            <text:p>42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